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17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01">
      <style:text-properties fo:font-weight="bold" style:font-weight-asian="bold" style:font-weight-complex="bold"/>
    </style:style>
    <style:style style:name="ce4" style:family="table-cell" style:parent-style-name="Default" style:data-style-name="N10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inancials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3" office:value-type="string">
            <text:p>Amount</text:p>
          </table:table-cell>
          <table:table-cell table:style-name="ce5" office:value-type="string">
            <text:p>Contrib. Margin</text:p>
          </table:table-cell>
          <table:table-cell>
            <draw:frame table:end-cell-address="Financials.G16" table:end-x="0.6634in" table:end-y="0.1075in" draw:z-index="0" draw:style-name="gr1" svg:width="3.1492in" svg:height="2.7555in" svg:x="0.1811in" svg:y="0.0087in">
              <draw:object draw:notify-on-update-of-ranges="Financials.A1:Financials.A7 Financials.B1:Financials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date" office:date-value="2009-09-01">
            <text:p>09/2009</text:p>
          </table:table-cell>
          <table:table-cell office:value-type="currency" office:currency="USD" office:value="586">
            <text:p>$586</text:p>
          </table:table-cell>
          <table:table-cell table:formula="of:=[.B2]*0.6" office:value-type="currency" office:currency="USD" office:value="351.6">
            <text:p>$352</text:p>
          </table:table-cell>
          <table:table-cell table:number-columns-repeated="4"/>
          <table:table-cell>
            <draw:frame table:end-cell-address="Financials.K17" table:end-x="0.674in" table:end-y="0.1283in" draw:z-index="1" draw:style-name="gr1" svg:width="3.1492in" svg:height="2.7555in" svg:x="0.1917in" svg:y="0.0295in">
              <draw:object draw:notify-on-update-of-ranges="Financials.A2:Financials.A7 Financials.B1:Financials.B1 Financials.B2:Financials.B7 Financials.C1:Financials.C1 Financials.C2:Financials.C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09-10-01">
            <text:p>10/2009</text:p>
          </table:table-cell>
          <table:table-cell office:value-type="currency" office:currency="USD" office:value="1250">
            <text:p>$1,250</text:p>
          </table:table-cell>
          <table:table-cell table:formula="of:=[.B3]*0.6" office:value-type="currency" office:currency="USD" office:value="750">
            <text:p>$750</text:p>
          </table:table-cell>
          <table:table-cell table:number-columns-repeated="5"/>
        </table:table-row>
        <table:table-row table:style-name="ro1">
          <table:table-cell office:value-type="date" office:date-value="2009-11-01">
            <text:p>11/2009</text:p>
          </table:table-cell>
          <table:table-cell office:value-type="currency" office:currency="USD" office:value="997">
            <text:p>$997</text:p>
          </table:table-cell>
          <table:table-cell table:formula="of:=[.B4]*0.6" office:value-type="currency" office:currency="USD" office:value="598.2">
            <text:p>$598</text:p>
          </table:table-cell>
          <table:table-cell table:number-columns-repeated="5"/>
        </table:table-row>
        <table:table-row table:style-name="ro1">
          <table:table-cell office:value-type="date" office:date-value="2009-12-01">
            <text:p>12/2009</text:p>
          </table:table-cell>
          <table:table-cell office:value-type="currency" office:currency="USD" office:value="1145">
            <text:p>$1,145</text:p>
          </table:table-cell>
          <table:table-cell table:formula="of:=[.B5]*0.6" office:value-type="currency" office:currency="USD" office:value="687">
            <text:p>$687</text:p>
          </table:table-cell>
          <table:table-cell table:number-columns-repeated="5"/>
        </table:table-row>
        <table:table-row table:style-name="ro1">
          <table:table-cell office:value-type="date" office:date-value="2010-01-01">
            <text:p>01/2010</text:p>
          </table:table-cell>
          <table:table-cell office:value-type="currency" office:currency="USD" office:value="876">
            <text:p>$876</text:p>
          </table:table-cell>
          <table:table-cell table:formula="of:=[.B6]*0.6" office:value-type="currency" office:currency="USD" office:value="525.6">
            <text:p>$526</text:p>
          </table:table-cell>
          <table:table-cell table:number-columns-repeated="5"/>
        </table:table-row>
        <table:table-row table:style-name="ro1">
          <table:table-cell office:value-type="date" office:date-value="2010-02-01">
            <text:p>02/2010</text:p>
          </table:table-cell>
          <table:table-cell office:value-type="currency" office:currency="USD" office:value="1001">
            <text:p>$1,001</text:p>
          </table:table-cell>
          <table:table-cell table:formula="of:=[.B7]*0.6" office:value-type="currency" office:currency="USD" office:value="600.6">
            <text:p>$601</text:p>
          </table:table-cell>
          <table:table-cell table:number-columns-repeated="5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sh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>
            <text:p>Month</text:p>
          </table:table-cell>
          <table:table-cell table:style-name="ce3" office:value-type="string">
            <text:p>Balance</text:p>
          </table:table-cell>
          <table:table-cell/>
          <table:table-cell>
            <draw:frame table:end-cell-address="Cash.J19" table:end-x="0.1843in" table:end-y="0.1772in" draw:z-index="0" draw:style-name="gr1" svg:width="5.3051in" svg:height="3.2941in" svg:x="0.2134in" svg:y="0.0709in">
              <draw:object draw:notify-on-update-of-ranges="Cash.A1:Cash.A18 Cash.B1:Cash.B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2" office:value-type="date" office:date-value="2009-09-01">
            <text:p>09/2009</text:p>
          </table:table-cell>
          <table:table-cell office:value-type="currency" office:currency="USD" office:value="125000">
            <text:p>$125,000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10-01">
            <text:p>10/2009</text:p>
          </table:table-cell>
          <table:table-cell table:formula="of:=[.B2]-1000-8000-600-12.5" office:value-type="currency" office:currency="USD" office:value="115387.5">
            <text:p>$115,388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11-01">
            <text:p>11/2009</text:p>
          </table:table-cell>
          <table:table-cell table:formula="of:=[.B3]-1000-8000-600-12.5" office:value-type="currency" office:currency="USD" office:value="105775">
            <text:p>$105,775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12-01">
            <text:p>12/2009</text:p>
          </table:table-cell>
          <table:table-cell table:formula="of:=[.B4]-1000-8000-600-12.5" office:value-type="currency" office:currency="USD" office:value="96162.5">
            <text:p>$96,163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1-01">
            <text:p>01/2010</text:p>
          </table:table-cell>
          <table:table-cell table:formula="of:=[.B5]-1000-8000-600-12.5" office:value-type="currency" office:currency="USD" office:value="86550">
            <text:p>$86,550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2-01">
            <text:p>02/2010</text:p>
          </table:table-cell>
          <table:table-cell table:formula="of:=[.B6]-1000-8000-600-12.5" office:value-type="currency" office:currency="USD" office:value="76937.5">
            <text:p>$76,938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3-01">
            <text:p>03/2010</text:p>
          </table:table-cell>
          <table:table-cell table:formula="of:=[.B7]-1000-8000-600-12.5" office:value-type="currency" office:currency="USD" office:value="67325">
            <text:p>$67,325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4-01">
            <text:p>04/2010</text:p>
          </table:table-cell>
          <table:table-cell table:formula="of:=[.B8]-1000-8000-600-12.5" office:value-type="currency" office:currency="USD" office:value="57712.5">
            <text:p>$57,713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5-01">
            <text:p>05/2010</text:p>
          </table:table-cell>
          <table:table-cell table:formula="of:=[.B9]-1000-8000-600-12.5" office:value-type="currency" office:currency="USD" office:value="48100">
            <text:p>$48,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6-01">
            <text:p>06/2010</text:p>
          </table:table-cell>
          <table:table-cell table:formula="of:=[.B10]-1000-8000-600-12.5" office:value-type="currency" office:currency="USD" office:value="38487.5">
            <text:p>$38,488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7-01">
            <text:p>07/2010</text:p>
          </table:table-cell>
          <table:table-cell table:formula="of:=[.B11]-1000-8000-600-12.5" office:value-type="currency" office:currency="USD" office:value="28875">
            <text:p>$28,875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8-01">
            <text:p>08/2010</text:p>
          </table:table-cell>
          <table:table-cell table:formula="of:=[.B12]-1000-8000-600-12.5" office:value-type="currency" office:currency="USD" office:value="19262.5">
            <text:p>$19,263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9-01">
            <text:p>09/2010</text:p>
          </table:table-cell>
          <table:table-cell table:formula="of:=[.B13]-1000-8000-600-12.5" office:value-type="currency" office:currency="USD" office:value="9650">
            <text:p>$9,650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0-01">
            <text:p>10/2010</text:p>
          </table:table-cell>
          <table:table-cell table:formula="of:=[.B14]-1000-8000-600-12.5" office:value-type="currency" office:currency="USD" office:value="37.5">
            <text:p>$38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1-01">
            <text:p>11/2010</text:p>
          </table:table-cell>
          <table:table-cell table:formula="of:=[.B15]-1000-8000-600-12.5" office:value-type="currency" office:currency="USD" office:value="-9575">
            <text:p>-$9,575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2-01">
            <text:p>12/2010</text:p>
          </table:table-cell>
          <table:table-cell table:formula="of:=[.B16]-1000-8000-600-12.5" office:value-type="currency" office:currency="USD" office:value="-19187.5">
            <text:p>-$19,188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1-01">
            <text:p>01/2011</text:p>
          </table:table-cell>
          <table:table-cell table:formula="of:=[.B17]-1000-8000-600-12.5" office:value-type="currency" office:currency="USD" office:value="-28800">
            <text:p>-$28,800</text:p>
          </table:table-cell>
          <table:table-cell table:number-columns-repeated="2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eb Metrics" table:style-name="ta1" table:print="false">
        <table:table-column table:style-name="co1" table:default-cell-style-name="ce2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7"/>
        <table:table-row table:style-name="ro1">
          <table:table-cell table:style-name="ce5" office:value-type="string">
            <text:p>Month</text:p>
          </table:table-cell>
          <table:table-cell table:style-name="ce5" office:value-type="string">
            <text:p>Uniq. Visitors</text:p>
          </table:table-cell>
          <table:table-cell table:style-name="ce5" office:value-type="string">
            <text:p>Tot. Page Views</text:p>
          </table:table-cell>
          <table:table-cell table:style-name="ce5" office:value-type="string">
            <text:p>Tot. Visits</text:p>
          </table:table-cell>
          <table:table-cell table:style-name="ce5" office:value-type="string">
            <text:p>Page Views/Visit</text:p>
          </table:table-cell>
        </table:table-row>
        <table:table-row table:style-name="ro1">
          <table:table-cell office:value-type="date" office:date-value="2009-09-01">
            <text:p>09/2009</text:p>
          </table:table-cell>
          <table:table-cell office:value-type="float" office:value="190384">
            <text:p>190,384</text:p>
          </table:table-cell>
          <table:table-cell table:formula="of:=[.B2]*4" office:value-type="float" office:value="761536">
            <text:p>761,536</text:p>
          </table:table-cell>
          <table:table-cell table:formula="of:=[.B2]*2" office:value-type="float" office:value="380768">
            <text:p>380,768</text:p>
          </table:table-cell>
          <table:table-cell table:formula="of:=[.C2]/[.D2]" office:value-type="float" office:value="2">
            <text:p>2</text:p>
          </table:table-cell>
        </table:table-row>
        <table:table-row table:style-name="ro1">
          <table:table-cell office:value-type="date" office:date-value="2009-10-01">
            <text:p>10/2009</text:p>
          </table:table-cell>
          <table:table-cell office:value-type="float" office:value="187834">
            <text:p>187,834</text:p>
          </table:table-cell>
          <table:table-cell table:formula="of:=[.B3]*4" office:value-type="float" office:value="751336">
            <text:p>751,336</text:p>
          </table:table-cell>
          <table:table-cell table:formula="of:=[.B3]*2" office:value-type="float" office:value="375668">
            <text:p>375,668</text:p>
          </table:table-cell>
          <table:table-cell table:formula="of:=[.C3]/[.D3]" office:value-type="float" office:value="2">
            <text:p>2</text:p>
          </table:table-cell>
        </table:table-row>
        <table:table-row table:style-name="ro1">
          <table:table-cell office:value-type="date" office:date-value="2009-11-01">
            <text:p>11/2009</text:p>
          </table:table-cell>
          <table:table-cell office:value-type="float" office:value="188981">
            <text:p>188,981</text:p>
          </table:table-cell>
          <table:table-cell table:formula="of:=[.B4]*4" office:value-type="float" office:value="755924">
            <text:p>755,924</text:p>
          </table:table-cell>
          <table:table-cell table:formula="of:=[.B4]*2" office:value-type="float" office:value="377962">
            <text:p>377,962</text:p>
          </table:table-cell>
          <table:table-cell table:formula="of:=[.C4]/[.D4]" office:value-type="float" office:value="2">
            <text:p>2</text:p>
          </table:table-cell>
        </table:table-row>
        <table:table-row table:style-name="ro1">
          <table:table-cell office:value-type="date" office:date-value="2009-12-01">
            <text:p>12/2009</text:p>
          </table:table-cell>
          <table:table-cell office:value-type="float" office:value="325006">
            <text:p>325,006</text:p>
          </table:table-cell>
          <table:table-cell table:formula="of:=[.B5]*2.25" office:value-type="float" office:value="731263.5">
            <text:p>731,264</text:p>
          </table:table-cell>
          <table:table-cell table:formula="of:=[.B5]*1.01" office:value-type="float" office:value="328256.06">
            <text:p>328,256</text:p>
          </table:table-cell>
          <table:table-cell table:formula="of:=[.C5]/[.D5]" office:value-type="float" office:value="2.22772277227723">
            <text:p>2.23</text:p>
          </table:table-cell>
        </table:table-row>
        <table:table-row table:style-name="ro1">
          <table:table-cell office:value-type="date" office:date-value="2010-01-01">
            <text:p>01/2010</text:p>
          </table:table-cell>
          <table:table-cell office:value-type="float" office:value="172567">
            <text:p>172,567</text:p>
          </table:table-cell>
          <table:table-cell table:formula="of:=[.B6]*4" office:value-type="float" office:value="690268">
            <text:p>690,268</text:p>
          </table:table-cell>
          <table:table-cell table:formula="of:=[.B6]*2" office:value-type="float" office:value="345134">
            <text:p>345,134</text:p>
          </table:table-cell>
          <table:table-cell table:formula="of:=[.C6]/[.D6]" office:value-type="float" office:value="2">
            <text:p>2</text:p>
          </table:table-cell>
        </table:table-row>
        <table:table-row table:style-name="ro1">
          <table:table-cell office:value-type="date" office:date-value="2010-02-01">
            <text:p>02/2010</text:p>
          </table:table-cell>
          <table:table-cell office:value-type="float" office:value="209095">
            <text:p>209,095</text:p>
          </table:table-cell>
          <table:table-cell table:formula="of:=[.B7]*4" office:value-type="float" office:value="836380">
            <text:p>836,380</text:p>
          </table:table-cell>
          <table:table-cell table:formula="of:=[.B7]*2" office:value-type="float" office:value="418190">
            <text:p>418,190</text:p>
          </table:table-cell>
          <table:table-cell table:formula="of:=[.C7]/[.D7]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02/23/2010</text:date>, <text:time>00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jp </meta:initial-creator>
    <meta:creation-date>2010-02-22T21:34:41</meta:creation-date>
    <dc:date>2010-02-23T00:48:07</dc:date>
    <dc:creator>djp </dc:creator>
    <meta:editing-duration>PT01H47M59S</meta:editing-duration>
    <meta:editing-cycles>9</meta:editing-cycles>
    <meta:generator>OpenOffice.org/3.1$Unix OpenOffice.org_project/310m19$Build-9420</meta:generator>
    <meta:document-statistic meta:table-count="3" meta:cell-count="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table:cell-range-address="Financials.A1:Financials.B7" chart:data-source-has-labels="column" svg:x="0.16cm" svg:y="0.14cm" svg:width="7.68cm" svg:height="6.72cm">
          <chart:axis chart:dimension="x" chart:name="primary-x" chart:style-name="ch3">
            <chart:categories table:cell-range-address="Financials.A1:Financials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inancials.B1:Financials.B7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Financials.A1:Financials.A7">Month</text:p>
              </table:table-cell>
              <table:table-cell office:value-type="float" office:value="1.#NAN">
                <text:p text:id="Financials.B1:Financials.B7">1.#NAN</text:p>
              </table:table-cell>
            </table:table-row>
            <table:table-row>
              <table:table-cell office:value-type="string">
                <text:p>09/200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/200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1/200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2/200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01/201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02/2010</text:p>
              </table:table-cell>
              <table:table-cell office:value-type="float" office:value="1001">
                <text:p>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0.706cm" svg:y="0.141cm" chart:style-name="ch2">
          <text:p>Revenue and Contribution Margin</text:p>
        </chart:title>
        <chart:legend chart:legend-position="end" svg:x="6.186cm" svg:y="2.872cm" chart:style-name="ch3"/>
        <chart:plot-area chart:style-name="ch4" table:cell-range-address="Financials.A1:Financials.C7" chart:data-source-has-labels="both" svg:x="0.16cm" svg:y="0.784cm" svg:width="5.866cm" svg:height="5.936cm">
          <chart:axis chart:dimension="x" chart:name="primary-x" chart:style-name="ch5">
            <chart:categories table:cell-range-address="Financials.A2:Financial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ncials.B2:Financials.B7" chart:label-cell-address="Financials.B1:Financials.B1" chart:class="chart:bar">
            <chart:data-point chart:repeated="6"/>
          </chart:series>
          <chart:series chart:style-name="ch9" chart:values-cell-range-address="Financials.C2:Financials.C7" chart:label-cell-address="Financials.C1:Financials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inancials.B1:Financials.B1">Amount</text:p>
              </table:table-cell>
              <table:table-cell office:value-type="string">
                <text:p text:id="Financials.C1:Financials.C1">Contrib. Margin</text:p>
              </table:table-cell>
            </table:table-row>
          </table:table-header-rows>
          <table:table-rows>
            <table:table-row>
              <table:table-cell office:value-type="string">
                <text:p text:id="Financials.A2:Financials.A7">09/2009</text:p>
              </table:table-cell>
              <table:table-cell office:value-type="float" office:value="586">
                <text:p text:id="Financials.B2:Financials.B7">586</text:p>
              </table:table-cell>
              <table:table-cell office:value-type="float" office:value="351.6">
                <text:p text:id="Financials.C2:Financials.C7">351.6</text:p>
              </table:table-cell>
            </table:table-row>
            <table:table-row>
              <table:table-cell office:value-type="string">
                <text:p>10/2009</text:p>
              </table:table-cell>
              <table:table-cell office:value-type="float" office:value="1250">
                <text:p>12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1/2009</text:p>
              </table:table-cell>
              <table:table-cell office:value-type="float" office:value="997">
                <text:p>997</text:p>
              </table:table-cell>
              <table:table-cell office:value-type="float" office:value="598.2">
                <text:p>598.2</text:p>
              </table:table-cell>
            </table:table-row>
            <table:table-row>
              <table:table-cell office:value-type="string">
                <text:p>12/2009</text:p>
              </table:table-cell>
              <table:table-cell office:value-type="float" office:value="1145">
                <text:p>114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01/2010</text:p>
              </table:table-cell>
              <table:table-cell office:value-type="float" office:value="876">
                <text:p>876</text:p>
              </table:table-cell>
              <table:table-cell office:value-type="float" office:value="525.6">
                <text:p>525.6</text:p>
              </table:table-cell>
            </table:table-row>
            <table:table-row>
              <table:table-cell office:value-type="string">
                <text:p>02/2010</text:p>
              </table:table-cell>
              <table:table-cell office:value-type="float" office:value="1001">
                <text:p>1001</text:p>
              </table:table-cell>
              <table:table-cell office:value-type="float" office:value="600.6">
                <text:p>60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40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476cm" svg:height="8.368cm" chart:class="chart:bar" chart:style-name="ch1">
        <chart:title svg:x="5.746cm" svg:y="0.168cm" chart:style-name="ch2">
          <text:p>Burn Rate</text:p>
        </chart:title>
        <chart:plot-area chart:style-name="ch3" table:cell-range-address="Cash.A1:Cash.B18" chart:data-source-has-labels="column" svg:x="0.269cm" svg:y="0.838cm" svg:width="12.938cm" svg:height="7.363cm">
          <chart:axis chart:dimension="x" chart:name="primary-x" chart:style-name="ch4">
            <chart:categories table:cell-range-address="Cash.A1:Cash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sh.B1:Cash.B18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ash.A1:Cash.A18">Month</text:p>
              </table:table-cell>
              <table:table-cell office:value-type="float" office:value="1.#NAN">
                <text:p text:id="Cash.B1:Cash.B18">1.#NAN</text:p>
              </table:table-cell>
            </table:table-row>
            <table:table-row>
              <table:table-cell office:value-type="string">
                <text:p>09/200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0/2009</text:p>
              </table:table-cell>
              <table:table-cell office:value-type="float" office:value="115387.5">
                <text:p>115387.5</text:p>
              </table:table-cell>
            </table:table-row>
            <table:table-row>
              <table:table-cell office:value-type="string">
                <text:p>11/2009</text:p>
              </table:table-cell>
              <table:table-cell office:value-type="float" office:value="105775">
                <text:p>105775</text:p>
              </table:table-cell>
            </table:table-row>
            <table:table-row>
              <table:table-cell office:value-type="string">
                <text:p>12/2009</text:p>
              </table:table-cell>
              <table:table-cell office:value-type="float" office:value="96162.5">
                <text:p>96162.5</text:p>
              </table:table-cell>
            </table:table-row>
            <table:table-row>
              <table:table-cell office:value-type="string">
                <text:p>01/2010</text:p>
              </table:table-cell>
              <table:table-cell office:value-type="float" office:value="86550">
                <text:p>86550</text:p>
              </table:table-cell>
            </table:table-row>
            <table:table-row>
              <table:table-cell office:value-type="string">
                <text:p>02/2010</text:p>
              </table:table-cell>
              <table:table-cell office:value-type="float" office:value="76937.5">
                <text:p>76937.5</text:p>
              </table:table-cell>
            </table:table-row>
            <table:table-row>
              <table:table-cell office:value-type="string">
                <text:p>03/2010</text:p>
              </table:table-cell>
              <table:table-cell office:value-type="float" office:value="67325">
                <text:p>67325</text:p>
              </table:table-cell>
            </table:table-row>
            <table:table-row>
              <table:table-cell office:value-type="string">
                <text:p>04/2010</text:p>
              </table:table-cell>
              <table:table-cell office:value-type="float" office:value="57712.5">
                <text:p>57712.5</text:p>
              </table:table-cell>
            </table:table-row>
            <table:table-row>
              <table:table-cell office:value-type="string">
                <text:p>05/2010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string">
                <text:p>06/2010</text:p>
              </table:table-cell>
              <table:table-cell office:value-type="float" office:value="38487.5">
                <text:p>38487.5</text:p>
              </table:table-cell>
            </table:table-row>
            <table:table-row>
              <table:table-cell office:value-type="string">
                <text:p>07/2010</text:p>
              </table:table-cell>
              <table:table-cell office:value-type="float" office:value="28875">
                <text:p>28875</text:p>
              </table:table-cell>
            </table:table-row>
            <table:table-row>
              <table:table-cell office:value-type="string">
                <text:p>08/2010</text:p>
              </table:table-cell>
              <table:table-cell office:value-type="float" office:value="19262.5">
                <text:p>19262.5</text:p>
              </table:table-cell>
            </table:table-row>
            <table:table-row>
              <table:table-cell office:value-type="string">
                <text:p>09/2010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10/201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/2010</text:p>
              </table:table-cell>
              <table:table-cell office:value-type="float" office:value="-9575">
                <text:p>-9575</text:p>
              </table:table-cell>
            </table:table-row>
            <table:table-row>
              <table:table-cell office:value-type="string">
                <text:p>12/2010</text:p>
              </table:table-cell>
              <table:table-cell office:value-type="float" office:value="-19187.5">
                <text:p>-19187.5</text:p>
              </table:table-cell>
            </table:table-row>
            <table:table-row>
              <table:table-cell office:value-type="string">
                <text:p>01/2011</text:p>
              </table:table-cell>
              <table:table-cell office:value-type="float" office:value="-28800">
                <text:p>-28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